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6cm" loext:contextual-spacing="false" fo:line-height="80%"/>
      <style:text-properties style:font-name="Droid Sans" fo:font-size="4pt" officeooo:rsid="0028d3c4" officeooo:paragraph-rsid="0028d3c4" style:font-size-asian="3.5pt" style:font-size-complex="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starst</text:p>
      <text:p text:style-name="P1">trastnersntunrasuyt</text:p>
      <text:p text:style-name="P1">rsatrstars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0" fo:column-gap="0cm">
          <style:column-sep style:width="0.009cm" style:color="#000000" style:height="100%" style:style="solid"/>
          <style:column style:rel-width="6553*" fo:start-indent="0cm" fo:end-indent="0cm"/>
          <style:column style:rel-width="6553*" fo:start-indent="0cm" fo:end-indent="0cm"/>
          <style:column style:rel-width="6553*" fo:start-indent="0cm" fo:end-indent="0cm"/>
          <style:column style:rel-width="6553*" fo:start-indent="0cm" fo:end-indent="0cm"/>
          <style:column style:rel-width="6553*" fo:start-indent="0cm" fo:end-indent="0cm"/>
          <style:column style:rel-width="6553*" fo:start-indent="0cm" fo:end-indent="0cm"/>
          <style:column style:rel-width="6553*" fo:start-indent="0cm" fo:end-indent="0cm"/>
          <style:column style:rel-width="6553*" fo:start-indent="0cm" fo:end-indent="0cm"/>
          <style:column style:rel-width="6553*" fo:start-indent="0cm" fo:end-indent="0cm"/>
          <style:column style:rel-width="655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6T21:08:34.078339582</meta:creation-date>
    <dc:date>2020-05-01T20:07:09.469152959</dc:date>
    <meta:editing-duration>PT11M22S</meta:editing-duration>
    <meta:editing-cycles>10</meta:editing-cycles>
    <meta:generator>LibreOffice/6.4.3.2$Linux_X86_64 LibreOffice_project/40$Build-2</meta:generator>
    <meta:document-statistic meta:table-count="0" meta:image-count="0" meta:object-count="0" meta:page-count="1" meta:paragraph-count="3" meta:word-count="3" meta:character-count="37" meta:non-whitespace-character-count="37"/>
  </office:meta>
</office:document-meta>
</file>